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iryo" svg:font-family="Meiryo, 'Hiragino Kaku Gothic Pro', 'ヒラギノ角ゴ Pro W3', 'ＭＳ Ｐゴシック', 'Lucida Grande', 'Lucida Sans Unicode', Arial, Verdana, sans-serif"/>
    <style:font-face style:name="Tahoma1" svg:font-family="Tahoma"/>
    <style:font-face style:name="arial" svg:font-family="arial, helvetica, 'ヒラギノ角ゴ Pro W3', 'Hiragino Kaku Gothic Pro', Osaka, Meiryo, 'MS Pゴシック', clean, sans-serif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  <style:style style:name="P2" style:family="paragraph" style:parent-style-name="Standard">
      <style:paragraph-properties fo:text-align="center" style:justify-single-word="false"/>
      <style:text-properties officeooo:rsid="00033d94" officeooo:paragraph-rsid="00033d94" style:language-asian="ja" style:country-asian="JP"/>
    </style:style>
    <style:style style:name="P3" style:family="paragraph" style:parent-style-name="Standard">
      <style:paragraph-properties fo:text-align="end" style:justify-single-word="false"/>
      <style:text-properties officeooo:rsid="00033d94" officeooo:paragraph-rsid="00033d94" style:language-asian="ja" style:country-asian="JP"/>
    </style:style>
    <style:style style:name="P4" style:family="paragraph" style:parent-style-name="Standard">
      <style:paragraph-properties fo:text-align="center" style:justify-single-word="false"/>
      <style:text-properties officeooo:rsid="000fb305" officeooo:paragraph-rsid="000fb305" style:language-asian="ja" style:country-asian="JP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officeooo:paragraph-rsid="00033d94" style:font-name-asian="sans-serif" style:font-size-asian="11.25pt" style:language-asian="ja" style:country-asian="JP" style:font-style-asian="normal" style:font-weight-asian="normal"/>
    </style:style>
    <style:style style:name="P6" style:family="paragraph" style:parent-style-name="Standard">
      <style:paragraph-properties fo:text-align="end" style:justify-single-word="false"/>
      <style:text-properties fo:font-variant="normal" fo:text-transform="none" fo:color="#222222" fo:letter-spacing="normal" officeooo:paragraph-rsid="00033d94" style:font-name-asian="sans-serif" style:font-size-asian="11.25pt" style:language-asian="ja" style:country-asian="JP" style:font-style-asian="normal" style:font-weight-asian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officeooo:rsid="000fb305" officeooo:paragraph-rsid="000fb305" style:font-name-asian="sans-serif" style:font-size-asian="11.25pt" style:language-asian="ja" style:country-asian="JP" style:font-style-asian="normal" style:font-weight-asian="normal"/>
    </style:style>
    <style:style style:name="P8" style:family="paragraph" style:parent-style-name="Standard">
      <style:paragraph-properties fo:text-align="start" style:justify-single-word="false"/>
      <style:text-properties officeooo:paragraph-rsid="000fb305"/>
    </style:style>
    <style:style style:name="P9" style:family="paragraph" style:parent-style-name="Standard">
      <style:paragraph-properties fo:text-align="start" style:justify-single-word="false"/>
      <style:text-properties officeooo:paragraph-rsid="00109918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officeooo:rsid="000fb305" officeooo:paragraph-rsid="000fb305" style:font-name-asian="sans-serif" style:font-size-asian="11.25pt" style:language-asian="ja" style:country-asian="JP" style:font-style-asian="normal" style:font-weight-asian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officeooo:rsid="00109918" officeooo:paragraph-rsid="00109918" style:font-name-asian="sans-serif" style:font-size-asian="11.25pt" style:language-asian="ja" style:country-asian="JP" style:font-style-asian="normal" style:font-weight-asian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officeooo:rsid="0012648c" officeooo:paragraph-rsid="00109918" style:font-name-asian="sans-serif" style:font-size-asian="11.25pt" style:language-asian="ja" style:country-asian="JP" style:font-style-asian="normal" style:font-weight-asian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officeooo:rsid="0012648c" officeooo:paragraph-rsid="001a6e63" style:font-name-asian="sans-serif" style:font-size-asian="11.25pt" style:language-asian="ja" style:country-asian="JP" style:font-style-asian="normal" style:font-weight-asian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officeooo:rsid="0012648c" officeooo:paragraph-rsid="001cab3f" style:font-name-asian="sans-serif" style:font-size-asian="11.25pt" style:language-asian="ja" style:country-asian="JP" style:font-style-asian="normal" style:font-weight-asian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officeooo:rsid="00187818" officeooo:paragraph-rsid="00187818" style:font-name-asian="sans-serif" style:font-size-asian="11.25pt" style:language-asian="ja" style:country-asian="JP" style:font-style-asian="normal" style:font-weight-asian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officeooo:rsid="00187818" officeooo:paragraph-rsid="001b1ea1" style:font-name-asian="sans-serif" style:font-size-asian="11.25pt" style:language-asian="ja" style:country-asian="JP" style:font-style-asian="normal" style:font-weight-asian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officeooo:rsid="00187818" officeooo:paragraph-rsid="001b5b77" style:font-name-asian="sans-serif" style:font-size-asian="11.25pt" style:language-asian="ja" style:country-asian="JP" style:font-style-asian="normal" style:font-weight-asian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officeooo:rsid="00187818" officeooo:paragraph-rsid="001cab3f" style:font-name-asian="sans-serif" style:font-size-asian="11.25pt" style:language-asian="ja" style:country-asian="JP" style:font-style-asian="normal" style:font-weight-asian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22222" fo:letter-spacing="normal" officeooo:rsid="001ca65f" officeooo:paragraph-rsid="001ca65f" style:font-name-asian="sans-serif" style:font-size-asian="11.25pt" style:language-asian="ja" style:country-asian="JP" style:font-style-asian="normal" style:font-weight-asian="normal"/>
    </style:style>
    <style:style style:name="P20" style:family="paragraph" style:parent-style-name="Standard">
      <style:paragraph-properties fo:text-align="start" style:justify-single-word="false"/>
      <style:text-properties officeooo:paragraph-rsid="00109918"/>
    </style:style>
    <style:style style:name="T1" style:family="text">
      <style:text-properties officeooo:rsid="0004f664"/>
    </style:style>
    <style:style style:name="T2" style:family="text">
      <style:text-properties fo:font-variant="normal" fo:text-transform="none" fo:color="#222222" fo:letter-spacing="normal" officeooo:rsid="000fb305" style:font-name-asian="sans-serif" style:font-size-asian="11.25pt" style:language-asian="ja" style:country-asian="JP" style:font-style-asian="normal" style:font-weight-asian="normal"/>
    </style:style>
    <style:style style:name="T3" style:family="text">
      <style:text-properties fo:font-variant="normal" fo:text-transform="none" fo:color="#222222" fo:letter-spacing="normal" officeooo:rsid="00109918" style:font-name-asian="sans-serif" style:font-size-asian="11.25pt" style:language-asian="ja" style:country-asian="JP" style:font-style-asian="normal" style:font-weight-asian="normal"/>
    </style:style>
    <style:style style:name="T4" style:family="text">
      <style:text-properties fo:font-variant="normal" fo:text-transform="none" fo:color="#222222" fo:letter-spacing="normal" officeooo:rsid="0012648c" style:font-name-asian="sans-serif" style:font-size-asian="11.25pt" style:language-asian="ja" style:country-asian="JP" style:font-style-asian="normal" style:font-weight-asian="normal"/>
    </style:style>
    <style:style style:name="T5" style:family="text">
      <style:text-properties fo:font-variant="normal" fo:text-transform="none" fo:color="#222222" fo:letter-spacing="normal" officeooo:rsid="00187818" style:font-name-asian="sans-serif" style:font-size-asian="11.25pt" style:language-asian="ja" style:country-asian="JP" style:font-style-asian="normal" style:font-weight-asian="normal"/>
    </style:style>
    <style:style style:name="T6" style:family="text">
      <style:text-properties fo:font-variant="normal" fo:text-transform="none" fo:color="#222222" fo:letter-spacing="normal" officeooo:rsid="001cab3f" style:font-name-asian="sans-serif" style:font-size-asian="11.25pt" style:language-asian="ja" style:country-asian="JP" style:font-style-asian="normal" style:font-weight-asian="normal"/>
    </style:style>
    <style:style style:name="T7" style:family="text">
      <style:text-properties fo:font-variant="normal" fo:text-transform="none" fo:color="#2a2a2a" fo:letter-spacing="normal" officeooo:rsid="0012648c" style:font-name-asian="arial" style:font-size-asian="10.5pt" style:language-asian="ja" style:country-asian="JP" style:font-style-asian="normal" style:font-weight-asian="normal"/>
    </style:style>
    <style:style style:name="T8" style:family="text">
      <style:text-properties officeooo:rsid="00187818"/>
    </style:style>
    <style:style style:name="T9" style:family="text">
      <style:text-properties officeooo:rsid="001a6e63"/>
    </style:style>
    <style:style style:name="T10" style:family="text">
      <style:text-properties officeooo:rsid="001ca65f"/>
    </style:style>
    <style:style style:name="T11" style:family="text">
      <style:text-properties officeooo:rsid="001cab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株式会社日本ファルコム様</text:p>
      <text:p text:style-name="P1"/>
      <text:p text:style-name="P4">軌跡シリーズに取り入れたいシステム</text:p>
      <text:p text:style-name="P4">「憑依＝Fame＝」</text:p>
      <text:p text:style-name="P2"/>
      <text:p text:style-name="P3">令和2年<text:span text:style-name="T1">3</text:span>月<text:span text:style-name="T1">23</text:span>日</text:p>
      <text:p text:style-name="P3">宮坂　冬哉</text:p>
      <text:p text:style-name="P6"/>
      <text:p text:style-name="P5"/>
      <text:p text:style-name="P7">軌跡シリーズには「アーツ」「クラフト」等の戦闘システムがありますが</text:p>
      <text:p text:style-name="P7">新たな要素・システムとして「憑依システム」を実装・提案したいです。</text:p>
      <text:p text:style-name="P7"/>
      <text:p text:style-name="P7">概要</text:p>
      <text:p text:style-name="P7"/>
      <text:p text:style-name="P7">憑依システムは閃の軌跡の騎神戦におけるⅦ組メンバーをパートナーとする事と同じものとなります。</text:p>
      <text:p text:style-name="P7">憑依を行うには「一定ターンの経過」、「特定行動」等憑依する人物によって条件が異なります(要検討)</text:p>
      <text:p text:style-name="P7">また、憑依は一人につき一人しかできません。パーティ内でなら複数人可能です。</text:p>
      <text:p text:style-name="P7">憑依は一度行うとその戦闘中は解除できません。また特定の戦闘で特定の人物を呼べない場合もあります。</text:p>
      <text:p text:style-name="P7">特定の人物同士がそろうことで、上位技のようなものも発動できます。</text:p>
      <text:p text:style-name="P7">憑依技は憑依時のみの攻撃、CP消費技、EP消費技、常時等があります。</text:p>
      <text:p text:style-name="P7">憑依の対象は主人公パーティとし、憑依するのは以下に記載します。</text:p>
      <text:p text:style-name="P7"/>
      <text:p text:style-name="P7">憑依</text:p>
      <text:p text:style-name="P7"/>
      <text:p text:style-name="P8"><text:span text:style-name="T2">憑依する人物は</text:span><text:bookmark text:name="七耀暦"/><text:span text:style-name="T2">七耀暦949年にノルド高原にてドライケルス皇子と共に挙兵した17名</text:span><text:span text:style-name="T5">+α</text:span><text:span text:style-name="T2">となります。</text:span></text:p>
      <text:p text:style-name="P7">その為17名それぞれのキャラ設定が必要となります。憑依は「フェイムコマンド」から行えます。</text:p>
      <text:p text:style-name="P7">憑依システム説明の為以下は例として記載します。</text:p>
      <text:p text:style-name="P7"/>
      <text:p text:style-name="P7">憑依人物　一例</text:p>
      <text:p text:style-name="P7"/>
      <text:p text:style-name="P8"><text:span text:style-name="T2">人物①　憑依条件：</text:span><text:span text:style-name="T3">ロストアーツを使用</text:span></text:p>
      <text:p text:style-name="P11">　・憑依時　EPを全回復し、ロストアーツ使用可能にする　</text:p>
      <text:p text:style-name="P11">　　　　　 <text:s/>使用した場合他のキャラはロストアーツをその戦闘中使用できない</text:p>
      <text:p text:style-name="P9"><text:span text:style-name="T3"><text:s text:c="3"/>・</text:span><text:span text:style-name="T4">憑依中　アーツの威力を上昇</text:span></text:p>
      <text:p text:style-name="P12"/>
      <text:p text:style-name="P12">人物②　憑依条件：20ターン経過</text:p>
      <text:p text:style-name="P12">　・憑依中　1ターンに一度移動だけできるATボーナスが与えられる</text:p>
      <text:p text:style-name="P12">　・憑依中　「時属性」のアーツの効果時間増加</text:p>
      <text:p text:style-name="P12"/>
      <text:p text:style-name="P12">人物③　シオン・アルゼイド　憑依条件：「斬」属性がA以上のキャラが戦闘にいる</text:p>
      <text:p text:style-name="P12">　・CP消費技　STRアップ　攻撃技</text:p>
      <text:p text:style-name="P12">　・CP消費技　SPDアップ　攻撃技</text:p>
      <text:p text:style-name="P12"/>
      <text:p text:style-name="P12">人物④　憑依条件：アーツ「ヴァニッシュシャドウ※」を<text:span text:style-name="T8">1回以上</text:span>発動した</text:p>
      <text:p text:style-name="P12">　※ヴァニッシュシャドウ　考案アーツ　必要属性値　火<text:span text:style-name="T8">3　時3　幻10(要検討)</text:span></text:p>
      <text:p text:style-name="P12">　　<text:span text:style-name="T8">EP150消費　属性：幻　自分の分身を作成　分身は攻撃されると消える</text:span></text:p>
      <text:p text:style-name="P12">　・<text:span text:style-name="T8">EP消費技　分身が存在する場合、分身を中心とした範囲大ダメージ　いない場合は発動できない</text:span></text:p>
      <text:p text:style-name="P13">　・<text:span text:style-name="T9">CP消費技　分身が存在する場合、分身を自身に吸収し、能力値、HP、EP、CPを上昇させる</text:span></text:p>
      <text:p text:style-name="P12"/>
      <text:p text:style-name="P12">人物④　リアンヌ・サンドロット　憑依条件：「突」属性がA以上でかつ主人公とのリンクレベルが一定以上</text:p>
      <text:p text:style-name="P9"><text:span text:style-name="T4">　・</text:span><text:span text:style-name="T7">聖技グランドクロス</text:span><text:span text:style-name="T4">　CP消費技　つよい</text:span></text:p>
      <text:p text:style-name="P12">　・憑依中　全能力値が上昇</text:p>
      <text:p text:style-name="P12"><text:soft-page-break/></text:p>
      <text:p text:style-name="P12">上位技<text:span text:style-name="T10">(BP消費技)</text:span>　一例</text:p>
      <text:p text:style-name="P12"/>
      <text:p text:style-name="P19">以下の条件を満たすと憑依中のキャラのブレイブオーダーに「上位技」としてオーダーが追加されます。</text:p>
      <text:p text:style-name="P12"/>
      <text:p text:style-name="P12">・戦闘中のパーティ内で同時に「リアンヌ・サンドロット」と「ドライケルス皇子」が憑依している際</text:p>
      <text:p text:style-name="P12"/>
      <text:p text:style-name="P12">　常戦の心構え</text:p>
      <text:p text:style-name="P14">　　一定ターンパーティ全体の能力値上昇</text:p>
      <text:p text:style-name="P12"/>
      <text:p text:style-name="P12">　不死者</text:p>
      <text:p text:style-name="P12">　　戦闘中のパーティのキャラは一度だけ起死回生を付与</text:p>
      <text:p text:style-name="P12"/>
      <text:p text:style-name="P12">・戦闘中のパーティ内で同時に「リアンヌ・サンドロット」と「シオン・アルゼイド」が憑依している際</text:p>
      <text:p text:style-name="P12"/>
      <text:p text:style-name="P12">　鉄騎隊</text:p>
      <text:p text:style-name="P12">　　2人が憑依中一定ターン能力上昇系の効果が倍増</text:p>
      <text:p text:style-name="P12"/>
      <text:p text:style-name="P12">　武の頂点を極めし者</text:p>
      <text:p text:style-name="P14">　　2人が憑依中一定ターンブレイクゲージへのダメージが増加</text:p>
      <text:p text:style-name="P12"/>
      <text:p text:style-name="P12">・戦闘中のパーティ全員が同時に憑依している際　誰でも可(ドライケルス皇子を除く)</text:p>
      <text:p text:style-name="P12"/>
      <text:p text:style-name="P12">　挙兵</text:p>
      <text:p text:style-name="P9"><text:span text:style-name="T4">　　戦闘中のパーティ全員のターンが順番に一度回ってくる(一度のみ使用可能)</text:span></text:p>
      <text:p text:style-name="P9"><text:span text:style-name="T4"/></text:p>
      <text:p text:style-name="P9"><text:span text:style-name="T4">　終結</text:span></text:p>
      <text:p text:style-name="P9"><text:span text:style-name="T4">　　戦闘後の入手セピス・経験値・リンクレベル経験値が倍増(タクティカルボーナス適用後</text:span><text:span text:style-name="T6">x2.0</text:span><text:span text:style-name="T4">)</text:span></text:p>
      <text:p text:style-name="P9"><text:span text:style-name="T4"/></text:p>
      <text:p text:style-name="P12"/>
      <text:p text:style-name="P15">このシステムの利点</text:p>
      <text:p text:style-name="P15"/>
      <text:p text:style-name="P16">幾つかの憑依条件には「リンクレベル」が関係する為、多くのキャラと絆イベントを行う、又はリンクを行い</text:p>
      <text:p text:style-name="P16">リンクレベルを上げる必要性が出てくる。リンクレベル以外にも「武器属性」も関係してくるものがある為、</text:p>
      <text:p text:style-name="P18">多くのキャラを使用できる機会が増える。主人公以外のキャラとの交流の機会が増える為、</text:p>
      <text:p text:style-name="P18">キャラについての興味がより一層増したら良いなと思います。</text:p>
      <text:p text:style-name="P15"/>
      <text:p text:style-name="P15">騎神戦</text:p>
      <text:p text:style-name="P15"/>
      <text:p text:style-name="P15">騎神戦では憑依できません。</text:p>
      <text:p text:style-name="P15"/>
      <text:p text:style-name="P15">憑依解除</text:p>
      <text:p text:style-name="P15"/>
      <text:p text:style-name="P15">「リンクブレイク」のように敵によっては憑依を解除してくるものがいます(特に上位属性エネミー)</text:p>
      <text:p text:style-name="P17">再憑依させる場合は「フェイムコマンド」から行えます。</text:p>
      <text:p text:style-name="P17">再憑依の際には再度憑依条件を行う・満たす必要はありません。(要検討)</text:p>
      <text:p text:style-name="P17">憑依・再憑依はターンを消費しません。</text:p>
      <text:p text:style-name="P17">また、戦闘中にキャラを入れ替えても憑依は解除されません。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iryo" svg:font-family="Meiryo, 'Hiragino Kaku Gothic Pro', 'ヒラギノ角ゴ Pro W3', 'ＭＳ Ｐゴシック', 'Lucida Grande', 'Lucida Sans Unicode', Arial, Verdana, sans-serif"/>
    <style:font-face style:name="Tahoma1" svg:font-family="Tahoma"/>
    <style:font-face style:name="arial" svg:font-family="arial, helvetica, 'ヒラギノ角ゴ Pro W3', 'Hiragino Kaku Gothic Pro', Osaka, Meiryo, 'MS Pゴシック', clean, sans-serif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ＭＳ 明朝" style:font-family-asian="'ＭＳ 明朝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ＭＳ 明朝" style:font-family-asian="'ＭＳ 明朝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42S</meta:editing-duration>
    <meta:editing-cycles>10</meta:editing-cycles>
    <meta:generator>LibreOffice/5.4.1.2$Windows_x86 LibreOffice_project/ea7cb86e6eeb2bf3a5af73a8f7777ac570321527</meta:generator>
    <dc:date>2020-03-23T04:51:10.337000000</dc:date>
    <meta:document-statistic meta:table-count="0" meta:image-count="0" meta:object-count="0" meta:page-count="2" meta:paragraph-count="68" meta:word-count="1692" meta:character-count="1804" meta:non-whitespace-character-count="1730"/>
    <meta:user-defined meta:name="Info 1"/>
    <meta:user-defined meta:name="Info 2"/>
    <meta:user-defined meta:name="Info 3"/>
    <meta:user-defined meta:name="Info 4"/>
  </office:meta>
</office:document-meta>
</file>